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4126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lt;0" style:apply-style-name="Bad" style:base-cell-address="Sheet1.B1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B1"/>
    </style:style>
    <style:style style:name="ce20" style:family="table-cell" style:parent-style-name="Default">
      <style:map style:condition="cell-content()&gt;0" style:apply-style-name="Good" style:base-cell-address="Sheet1.J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Sheet1.J1"/>
    </style:style>
    <style:style style:name="ce9" style:family="table-cell" style:parent-style-name="Default">
      <style:text-properties style:font-name="Liberation Serif" style:font-name-asian="DejaVu Sans" style:font-name-complex="Noto Sans Arabic UI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12" office:value-type="string" calcext:value-type="string">
            <text:p>Xgboost</text:p>
          </table:table-cell>
          <table:table-cell table:style-name="ce21" office:value-type="string" calcext:value-type="string">
            <text:p>SoA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DSS implemented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9" calcext:value-type="float">
            <text:p>0.919</text:p>
          </table:table-cell>
          <table:table-cell table:formula="of:=AVERAGE([.B3:.G3])" office:value-type="float" office:value="0.924833333333333" calcext:value-type="float">
            <text:p>0.924833333333333</text:p>
          </table:table-cell>
          <table:table-cell table:formula="of:=[.H3]-[.H26]" office:value-type="float" office:value="0.0315" calcext:value-type="float">
            <text:p>0.031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9:16 26/11/22</text:p>
          </table:table-cell>
          <table:table-cell/>
          <table:table-cell table:style-name="ce9" office:value-type="string" calcext:value-type="string">
            <text:p>Augment *2 or *3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902439" calcext:value-type="float">
            <text:p>0.902439</text:p>
          </table:table-cell>
          <table:table-cell table:number-columns-repeated="2" office:value-type="float" office:value="0.894309" calcext:value-type="float">
            <text:p>0.894309</text:p>
          </table:table-cell>
          <table:table-cell table:formula="of:=AVERAGE([.B4:.G4])" office:value-type="float" office:value="0.914634166666667" calcext:value-type="float">
            <text:p>0.914634166666667</text:p>
          </table:table-cell>
          <table:table-cell table:formula="of:=[.H4]-[.H27]" office:value-type="float" office:value="0.0223008333333333" calcext:value-type="float">
            <text:p>0.0223008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1:16 26/11/23</text:p>
          </table:table-cell>
          <table:table-cell/>
          <table:table-cell office:value-type="string" calcext:value-type="string">
            <text:p>Population 1024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42975" calcext:value-type="float">
            <text:p>0.842975</text:p>
          </table:table-cell>
          <table:table-cell office:value-type="float" office:value="0.876033" calcext:value-type="float">
            <text:p>0.876033</text:p>
          </table:table-cell>
          <table:table-cell office:value-type="float" office:value="0.884298" calcext:value-type="float">
            <text:p>0.884298</text:p>
          </table:table-cell>
          <table:table-cell office:value-type="float" office:value="0.859504" calcext:value-type="float">
            <text:p>0.859504</text:p>
          </table:table-cell>
          <table:table-cell office:value-type="float" office:value="0.842975" calcext:value-type="float">
            <text:p>0.842975</text:p>
          </table:table-cell>
          <table:table-cell office:value-type="float" office:value="0.818182" calcext:value-type="float">
            <text:p>0.818182</text:p>
          </table:table-cell>
          <table:table-cell table:formula="of:=AVERAGE([.B5:.G5])" office:value-type="float" office:value="0.8539945" calcext:value-type="float">
            <text:p>0.8539945</text:p>
          </table:table-cell>
          <table:table-cell table:formula="of:=[.H5]-[.H28]" office:value-type="float" office:value="0.0586611666666668" calcext:value-type="float">
            <text:p>0.0586611666666668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26 26/11/24</text:p>
          </table:table-cell>
          <table:table-cell office:value-type="string" calcext:value-type="string">
            <text:p>over fit &gt; 10%</text:p>
          </table:table-cell>
          <table:table-cell office:value-type="string" calcext:value-type="string">
            <text:p>num_trees:128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88274" calcext:value-type="float">
            <text:p>0.788274</text:p>
          </table:table-cell>
          <table:table-cell office:value-type="float" office:value="0.791531" calcext:value-type="float">
            <text:p>0.791531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91531" calcext:value-type="float">
            <text:p>0.791531</text:p>
          </table:table-cell>
          <table:table-cell table:formula="of:=AVERAGE([.B6:.G6])" office:value-type="float" office:value="0.780673333333333" calcext:value-type="float">
            <text:p>0.780673333333333</text:p>
          </table:table-cell>
          <table:table-cell table:formula="of:=[.H6]-[.H29]" office:value-type="float" office:value="0.0448399999999999" calcext:value-type="float">
            <text:p>0.044839999999999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4:16 26/11/25</text:p>
          </table:table-cell>
          <table:table-cell/>
          <table:table-cell office:value-type="string" calcext:value-type="string">
            <text:p>num_leaves:255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30]" office:value-type="float" office:value="-0.0105" calcext:value-type="float">
            <text:p>-0.010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5:16 26/11/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4892" calcext:value-type="float">
            <text:p>0.984892</text:p>
          </table:table-cell>
          <table:table-cell office:value-type="float" office:value="0.984963" calcext:value-type="float">
            <text:p>0.984963</text:p>
          </table:table-cell>
          <table:table-cell office:value-type="float" office:value="0.984962" calcext:value-type="float">
            <text:p>0.984962</text:p>
          </table:table-cell>
          <table:table-cell office:value-type="float" office:value="0.985964" calcext:value-type="float">
            <text:p>0.985964</text:p>
          </table:table-cell>
          <table:table-cell office:value-type="float" office:value="0.987992" calcext:value-type="float">
            <text:p>0.987992</text:p>
          </table:table-cell>
          <table:table-cell office:value-type="float" office:value="0.994992" calcext:value-type="float">
            <text:p>0.994992</text:p>
          </table:table-cell>
          <table:table-cell table:formula="of:=AVERAGE([.B8:.G8])" office:value-type="float" office:value="0.987294166666667" calcext:value-type="float">
            <text:p>0.987294166666667</text:p>
          </table:table-cell>
          <table:table-cell table:formula="of:=[.H8]-[.H31]" office:value-type="float" office:value="0.00129416666666649" calcext:value-type="float">
            <text:p>0.00129416666666649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16 26/11/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77974" calcext:value-type="float">
            <text:p>0.977974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960352" calcext:value-type="float">
            <text:p>0.960352</text:p>
          </table:table-cell>
          <table:table-cell office:value-type="float" office:value="0.964758" calcext:value-type="float">
            <text:p>0.964758</text:p>
          </table:table-cell>
          <table:table-cell office:value-type="float" office:value="0.9769" calcext:value-type="float">
            <text:p>0.9769</text:p>
          </table:table-cell>
          <table:table-cell table:formula="of:=AVERAGE([.B9:.G9])" office:value-type="float" office:value="0.968249833333333" calcext:value-type="float">
            <text:p>0.968249833333333</text:p>
          </table:table-cell>
          <table:table-cell table:formula="of:=[.H9]-[.H32]" office:value-type="float" office:value="0.00341649999999993" calcext:value-type="float">
            <text:p>0.0034164999999999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6:36 26/11/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B10:.G10])" office:value-type="float" office:value="0.996666666666667" calcext:value-type="float">
            <text:p>0.996666666666667</text:p>
          </table:table-cell>
          <table:table-cell table:formula="of:=[.H10]-[.H33]" office:value-type="float" office:value="-0.0033333333333333" calcext:value-type="float">
            <text:p>-0.0033333333333333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7:16 26/11/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34]" office:value-type="float" office:value="0.00433333333333341" calcext:value-type="float">
            <text:p>0.00433333333333341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6/11/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table:formula="of:=AVERAGE([.B12:.G12])" office:value-type="float" office:value="0.815" calcext:value-type="float">
            <text:p>0.815</text:p>
          </table:table-cell>
          <table:table-cell table:formula="of:=[.H12]-[.H35]" office:value-type="float" office:value="-0.00749999999999995" calcext:value-type="float">
            <text:p>-0.00749999999999995</text:p>
          </table:table-cell>
          <table:table-cell table:style-name="ce21" office:value-type="string" calcext:value-type="string">
            <text:p>NA</text:p>
          </table:table-cell>
          <table:table-cell office:value-type="string" calcext:value-type="string">
            <text:p>18:16 26/11/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5" office:value-type="float" office:value="0.758197" calcext:value-type="float">
            <text:p>0.758197</text:p>
          </table:table-cell>
          <table:table-cell table:style-name="ce15" office:value-type="float" office:value="0.721311" calcext:value-type="float">
            <text:p>0.721311</text:p>
          </table:table-cell>
          <table:table-cell table:style-name="ce15" office:value-type="float" office:value="0.745902" calcext:value-type="float">
            <text:p>0.745902</text:p>
          </table:table-cell>
          <table:table-cell table:style-name="ce15" office:value-type="float" office:value="0.803279" calcext:value-type="float">
            <text:p>0.803279</text:p>
          </table:table-cell>
          <table:table-cell table:style-name="ce15" office:value-type="float" office:value="0.754098" calcext:value-type="float">
            <text:p>0.754098</text:p>
          </table:table-cell>
          <table:table-cell table:style-name="ce15" office:value-type="float" office:value="0.729508" calcext:value-type="float">
            <text:p>0.729508</text:p>
          </table:table-cell>
          <table:table-cell table:formula="of:=AVERAGE([.B13:.G13])" office:value-type="float" office:value="0.752049166666667" calcext:value-type="float">
            <text:p>0.752049166666667</text:p>
          </table:table-cell>
          <table:table-cell table:formula="of:=[.H13]-[.H36]" office:value-type="float" office:value="0.0334825" calcext:value-type="float">
            <text:p>0.0334825</text:p>
          </table:table-cell>
          <table:table-cell table:formula="of:=[.H13]-[.H44]" office:value-type="float" office:value="-0.0509508333333334" calcext:value-type="float">
            <text:p>-0.05095083333333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office:value-type="float" office:value="0.779264" calcext:value-type="float">
            <text:p>0.779264</text:p>
          </table:table-cell>
          <table:table-cell office:value-type="float" office:value="0.785953" calcext:value-type="float">
            <text:p>0.785953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79264" calcext:value-type="float">
            <text:p>0.779264</text:p>
          </table:table-cell>
          <table:table-cell table:number-columns-repeated="2" office:value-type="float" office:value="0.765886" calcext:value-type="float">
            <text:p>0.765886</text:p>
          </table:table-cell>
          <table:table-cell table:formula="of:=AVERAGE([.B14:.G14])" office:value-type="float" office:value="0.776477" calcext:value-type="float">
            <text:p>0.776477</text:p>
          </table:table-cell>
          <table:table-cell table:formula="of:=[.H14]-[.H37]" office:value-type="float" office:value="0.00537699999999997" calcext:value-type="float">
            <text:p>0.00537699999999997</text:p>
          </table:table-cell>
          <table:table-cell table:formula="of:=[.H14]-[.H45]" office:value-type="float" office:value="-0.045323" calcext:value-type="float">
            <text:p>-0.0453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ian liver paper 2</text:p>
          </table:table-cell>
          <table:table-cell office:value-type="float" office:value="0.695279" calcext:value-type="float">
            <text:p>0.695279</text:p>
          </table:table-cell>
          <table:table-cell office:value-type="float" office:value="0.652361" calcext:value-type="float">
            <text:p>0.652361</text:p>
          </table:table-cell>
          <table:table-cell office:value-type="float" office:value="0.703863" calcext:value-type="float">
            <text:p>0.703863</text:p>
          </table:table-cell>
          <table:table-cell office:value-type="float" office:value="0.725322" calcext:value-type="float">
            <text:p>0.725322</text:p>
          </table:table-cell>
          <table:table-cell office:value-type="float" office:value="0.72103" calcext:value-type="float">
            <text:p>0.72103</text:p>
          </table:table-cell>
          <table:table-cell office:value-type="float" office:value="0.686695" calcext:value-type="float">
            <text:p>0.686695</text:p>
          </table:table-cell>
          <table:table-cell table:formula="of:=AVERAGE([.B15:.G15])" office:value-type="float" office:value="0.697425" calcext:value-type="float">
            <text:p>0.697425</text:p>
          </table:table-cell>
          <table:table-cell table:formula="of:=[.H15]-[.H38]" office:value-type="float" office:value="0.00084166666666663" calcext:value-type="float">
            <text:p>0.00084166666666663</text:p>
          </table:table-cell>
          <table:table-cell table:formula="of:=[.H15]-[.H46]" office:value-type="float" office:value="-0.022575" calcext:value-type="float">
            <text:p>-0.0225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5" calcext:value-type="float">
            <text:p>0.99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75" calcext:value-type="float">
            <text:p>0.9875</text:p>
          </table:table-cell>
          <table:table-cell table:formula="of:=AVERAGE([.B16:.G16])" office:value-type="float" office:value="0.988333333333333" calcext:value-type="float">
            <text:p>0.988333333333333</text:p>
          </table:table-cell>
          <table:table-cell table:formula="of:=[.H16]-[.H39]" office:value-type="float" office:value="-0.00916666666666677" calcext:value-type="float">
            <text:p>-0.00916666666666677</text:p>
          </table:table-cell>
          <table:table-cell table:formula="of:=[.H16]-[.H47]" office:value-type="float" office:value="-0.0106666666666667" calcext:value-type="float">
            <text:p>-0.0106666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" calcext:value-type="float">
            <text:p>0.98</text:p>
          </table:table-cell>
          <table:table-cell table:formula="of:=AVERAGE([.B17:.G17])" office:value-type="float" office:value="0.98" calcext:value-type="float">
            <text:p>0.98</text:p>
          </table:table-cell>
          <table:table-cell table:formula="of:=[.H17]-[.H40]" office:value-type="float" office:value="-0.00416666666666676" calcext:value-type="float">
            <text:p>-0.00416666666666676</text:p>
          </table:table-cell>
          <table:table-cell table:formula="of:=[.H17]-[.H48]" office:value-type="float" office:value="-0.019" calcext:value-type="float">
            <text:p>-0.0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9]" office:value-type="float" office:value="0.968249833333333" calcext:value-type="float">
            <text:p>0.968249833333333</text:p>
          </table:table-cell>
          <table:table-cell table:style-name="ce12" office:value-type="string" calcext:value-type="string">
            <text:p>UP</text:p>
          </table:table-cell>
          <table:table-cell table:formula="of:=[.H18]-[.H49]" office:value-type="float" office:value="-0.0217501666666667" calcext:value-type="float">
            <text:p>-0.0217501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2" office:value-type="string" calcext:value-type="string">
            <text:p>UP</text:p>
          </table:table-cell>
          <table:table-cell table:formula="of:=[.H6]" office:value-type="float" office:value="0.780673333333333" calcext:value-type="float">
            <text:p>0.780673333333333</text:p>
          </table:table-cell>
          <table:table-cell table:style-name="ce12" office:value-type="string" calcext:value-type="string">
            <text:p>UP</text:p>
          </table:table-cell>
          <table:table-cell table:formula="of:=[.H19]-[.H50]" office:value-type="float" office:value="-0.0413266666666667" calcext:value-type="float">
            <text:p>-0.041326666666666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UP</text:p>
          </table:table-cell>
          <table:table-cell table:formula="of:=[.H6]" office:value-type="float" office:value="0.780673333333333" calcext:value-type="float">
            <text:p>0.780673333333333</text:p>
          </table:table-cell>
          <table:table-cell table:style-name="ce15" office:value-type="string" calcext:value-type="string">
            <text:p>UP</text:p>
          </table:table-cell>
          <table:table-cell table:formula="of:=[.H20]-[.H51]" office:value-type="float" office:value="0.107873333333333" calcext:value-type="float">
            <text:p>0.107873333333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diabetes</text:p>
          </table:table-cell>
          <table:table-cell table:style-name="ce15" office:value-type="float" office:value="0.749186" calcext:value-type="float">
            <text:p>0.749186</text:p>
          </table:table-cell>
          <table:table-cell table:style-name="ce15" office:value-type="float" office:value="0.771987" calcext:value-type="float">
            <text:p>0.771987</text:p>
          </table:table-cell>
          <table:table-cell table:style-name="ce15" office:value-type="float" office:value="0.758958" calcext:value-type="float">
            <text:p>0.758958</text:p>
          </table:table-cell>
          <table:table-cell table:style-name="ce15" office:value-type="float" office:value="0.716612" calcext:value-type="float">
            <text:p>0.716612</text:p>
          </table:table-cell>
          <table:table-cell table:style-name="ce15" office:value-type="float" office:value="0.70684" calcext:value-type="float">
            <text:p>0.70684</text:p>
          </table:table-cell>
          <table:table-cell table:style-name="ce15" office:value-type="float" office:value="0.739414" calcext:value-type="float">
            <text:p>0.739414</text:p>
          </table:table-cell>
          <table:table-cell table:formula="of:=AVERAGE([.B21:.G21])" office:value-type="float" office:value="0.7404995" calcext:value-type="float">
            <text:p>0.740499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style-name="ce16" office:value-type="float" office:value="0.865" calcext:value-type="float">
            <text:p>0.865</text:p>
          </table:table-cell>
          <table:table-cell table:style-name="ce17" office:value-type="float" office:value="0.935" calcext:value-type="float">
            <text:p>0.935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89" calcext:value-type="float">
            <text:p>0.89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0.89" calcext:value-type="float">
            <text:p>0.89</text:p>
          </table:table-cell>
          <table:table-cell table:formula="of:=AVERAGE([.B26:.G26])" office:value-type="float" office:value="0.893333333333333" calcext:value-type="float">
            <text:p>0.893333333333333</text:p>
          </table:table-cell>
          <table:table-cell table:number-columns-repeated="4"/>
          <table:table-cell table:style-name="ce23" office:value-type="string" calcext:value-type="string">
            <text:p>learning_rate: 0.1</text:p>
          </table:table-cell>
        </table:table-row>
        <table:table-row table:style-name="ro2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7:.G27])" office:value-type="float" office:value="0.892333333333333" calcext:value-type="float">
            <text:p>0.892333333333333</text:p>
          </table:table-cell>
          <table:table-cell table:number-columns-repeated="4"/>
          <table:table-cell table:style-name="ce3" office:value-type="string" calcext:value-type="string">
            <text:p>num_leaves: 255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8:.G28])" office:value-type="float" office:value="0.795333333333333" calcext:value-type="float">
            <text:p>0.795333333333333</text:p>
          </table:table-cell>
          <table:table-cell table:number-columns-repeated="4"/>
          <table:table-cell table:style-name="ce23" office:value-type="string" calcext:value-type="string">
            <text:p>num_trees : 128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9:.G29])" office:value-type="float" office:value="0.735833333333333" calcext:value-type="float">
            <text:p>0.735833333333333</text:p>
          </table:table-cell>
          <table:table-cell table:number-columns-repeated="4"/>
          <table:table-cell table:style-name="ce23" office:value-type="string" calcext:value-type="string">
            <text:p>feature_fraction: 0.8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0:.G3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1:.G31])" office:value-type="float" office:value="0.986" calcext:value-type="float">
            <text:p>0.98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2:.G32])" office:value-type="float" office:value="0.964833333333333" calcext:value-type="float">
            <text:p>0.96483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3:.G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4:.G34])" office:value-type="float" office:value="0.950166666666667" calcext:value-type="float">
            <text:p>0.9501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2" table:style-name="ce17" office:value-type="float" office:value="0.835" calcext:value-type="float">
            <text:p>0.835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79" calcext:value-type="float">
            <text:p>0.79</text:p>
          </table:table-cell>
          <table:table-cell table:style-name="ce17" office:value-type="float" office:value="0.835" calcext:value-type="float">
            <text:p>0.835</text:p>
          </table:table-cell>
          <table:table-cell table:style-name="ce16" office:value-type="float" office:value="0.84" calcext:value-type="float">
            <text:p>0.84</text:p>
          </table:table-cell>
          <table:table-cell table:formula="of:=AVERAGE([.B35:.G35])" office:value-type="float" office:value="0.8225" calcext:value-type="float">
            <text:p>0.822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style-name="ce16" office:value-type="float" office:value="0.7869" calcext:value-type="float">
            <text:p>0.7869</text:p>
          </table:table-cell>
          <table:table-cell table:style-name="ce17" office:value-type="float" office:value="0.7049" calcext:value-type="float">
            <text:p>0.7049</text:p>
          </table:table-cell>
          <table:table-cell table:style-name="ce17" office:value-type="float" office:value="0.7705" calcext:value-type="float">
            <text:p>0.7705</text:p>
          </table:table-cell>
          <table:table-cell table:style-name="ce17" office:value-type="float" office:value="0.6393" calcext:value-type="float">
            <text:p>0.6393</text:p>
          </table:table-cell>
          <table:table-cell table:number-columns-repeated="2" table:style-name="ce16" office:value-type="float" office:value="0.7049" calcext:value-type="float">
            <text:p>0.7049</text:p>
          </table:table-cell>
          <table:table-cell table:formula="of:=AVERAGE([.B36:.G36])" office:value-type="float" office:value="0.718566666666667" calcext:value-type="float">
            <text:p>0.718566666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style-name="ce16" office:value-type="float" office:value="0.7933" calcext:value-type="float">
            <text:p>0.7933</text:p>
          </table:table-cell>
          <table:table-cell table:style-name="ce17" office:value-type="float" office:value="0.8467" calcext:value-type="float">
            <text:p>0.8467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7333" calcext:value-type="float">
            <text:p>0.7333</text:p>
          </table:table-cell>
          <table:table-cell table:style-name="ce16" office:value-type="float" office:value="0.76" calcext:value-type="float">
            <text:p>0.76</text:p>
          </table:table-cell>
          <table:table-cell table:formula="of:=AVERAGE([.B37:.G37])" office:value-type="float" office:value="0.7711" calcext:value-type="float">
            <text:p>0.771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ian liver paper 2</text:p>
          </table:table-cell>
          <table:table-cell table:style-name="ce16" office:value-type="float" office:value="0.6496" calcext:value-type="float">
            <text:p>0.6496</text:p>
          </table:table-cell>
          <table:table-cell table:style-name="ce17" office:value-type="float" office:value="0.7436" calcext:value-type="float">
            <text:p>0.7436</text:p>
          </table:table-cell>
          <table:table-cell table:style-name="ce17" office:value-type="float" office:value="0.6923" calcext:value-type="float">
            <text:p>0.6923</text:p>
          </table:table-cell>
          <table:table-cell table:style-name="ce17" office:value-type="float" office:value="0.6752" calcext:value-type="float">
            <text:p>0.6752</text:p>
          </table:table-cell>
          <table:table-cell table:style-name="ce16" office:value-type="float" office:value="0.7179" calcext:value-type="float">
            <text:p>0.7179</text:p>
          </table:table-cell>
          <table:table-cell table:style-name="ce17" office:value-type="float" office:value="0.7009" calcext:value-type="float">
            <text:p>0.7009</text:p>
          </table:table-cell>
          <table:table-cell table:formula="of:=AVERAGE([.B38:.G38])" office:value-type="float" office:value="0.696583333333333" calcext:value-type="float">
            <text:p>0.69658333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float" office:value="0.995" calcext:value-type="float">
            <text:p>0.99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7" office:value-type="float" office:value="0.995" calcext:value-type="float">
            <text:p>0.995</text:p>
          </table:table-cell>
          <table:table-cell table:formula="of:=AVERAGE([.B39:.G39])" office:value-type="float" office:value="0.9975" calcext:value-type="float">
            <text:p>0.997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style-name="ce16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75" calcext:value-type="float">
            <text:p>0.975</text:p>
          </table:table-cell>
          <table:table-cell table:style-name="ce17" office:value-type="float" office:value="0.985" calcext:value-type="float">
            <text:p>0.985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8" calcext:value-type="float">
            <text:p>0.98</text:p>
          </table:table-cell>
          <table:table-cell table:formula="of:=AVERAGE([.B40:.G40])" office:value-type="float" office:value="0.984166666666667" calcext:value-type="float">
            <text:p>0.984166666666667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berma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ransfusion <text:s/>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ian_liver paper 2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redit card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kin non Skin paper 5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rest Cancer paper 3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iabetes paper 1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iabetes paper 4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6728" calcext:value-type="float">
            <text:p>0.6728</text:p>
          </table:table-cell>
          <table:table-cell table:number-columns-repeated="5"/>
        </table:table-row>
        <table:table-row table:style-name="ro1" table:number-rows-repeated="104852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I23:Sheet1.I1048576 Sheet1.I1:Sheet1.I19 Sheet1.B18:Sheet1.G19">
            <calcext:condition calcext:apply-style-name="Bad" calcext:value="&lt;0" calcext:base-cell-address="Sheet1.B1"/>
          </calcext:conditional-format>
          <calcext:conditional-format calcext:target-range-address="Sheet1.I23:Sheet1.I1048576 Sheet1.I1:Sheet1.I19 Sheet1.B18:Sheet1.G19">
            <calcext:condition calcext:apply-style-name="Good" calcext:value="&gt;0" calcext:base-cell-address="Sheet1.B1"/>
          </calcext:conditional-format>
          <calcext:conditional-format calcext:target-range-address="Sheet1.J1:Sheet1.J1048576">
            <calcext:condition calcext:apply-style-name="Good" calcext:value="&gt;0" calcext:base-cell-address="Sheet1.J1"/>
          </calcext:conditional-format>
          <calcext:conditional-format calcext:target-range-address="Sheet1.J1:Sheet1.J1048576">
            <calcext:condition calcext:apply-style-name="Bad" calcext:value="&lt;0" calcext:base-cell-address="Sheet1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7T11:21:58.915608989</dc:date>
    <meta:editing-duration>P1DT4H23M2S</meta:editing-duration>
    <meta:editing-cycles>17</meta:editing-cycles>
    <meta:generator>LibreOffice/7.4.7.2$Linux_X86_64 LibreOffice_project/40$Build-2</meta:generator>
    <meta:document-statistic meta:table-count="1" meta:cell-count="419" meta:object-count="0"/>
  </office:meta>
</office:document-meta>
</file>